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4">
      <style:paragraph-properties fo:text-align="justify" style:justify-single-word="false"/>
      <style:text-properties officeooo:paragraph-rsid="0011c395"/>
    </style:style>
    <style:style style:name="P2" style:family="paragraph" style:parent-style-name="Standard" style:list-style-name="L4">
      <style:paragraph-properties fo:text-align="center" style:justify-single-word="false"/>
      <style:text-properties fo:language="sl" fo:country="SI" officeooo:paragraph-rsid="000f44cb"/>
    </style:style>
    <style:style style:name="P3" style:family="paragraph" style:parent-style-name="Standard" style:list-style-name="L4">
      <style:paragraph-properties fo:text-align="center" style:justify-single-word="false"/>
      <style:text-properties fo:language="sl" fo:country="SI" style:text-underline-style="solid" style:text-underline-width="auto" style:text-underline-color="font-color" fo:font-weight="bold" officeooo:rsid="000f44cb" officeooo:paragraph-rsid="000f44cb" style:font-weight-asian="bold" style:font-weight-complex="bold"/>
    </style:style>
    <style:style style:name="P4" style:family="paragraph" style:parent-style-name="Standard" style:list-style-name="L4">
      <style:paragraph-properties fo:text-align="justify" style:justify-single-word="false"/>
      <style:text-properties fo:language="sl" fo:country="SI" officeooo:rsid="000f44cb" officeooo:paragraph-rsid="0011c395"/>
    </style:style>
    <style:style style:name="P5" style:family="paragraph" style:parent-style-name="Standard" style:list-style-name="L4">
      <style:paragraph-properties fo:text-align="justify" style:justify-single-word="false"/>
      <style:text-properties fo:language="sl" fo:country="SI" officeooo:paragraph-rsid="0011c395"/>
    </style:style>
    <style:style style:name="P6" style:family="paragraph" style:parent-style-name="Standard" style:list-style-name="L4">
      <style:paragraph-properties fo:text-align="justify" style:justify-single-word="false"/>
      <style:text-properties fo:language="sl" fo:country="SI" officeooo:paragraph-rsid="0010ce67"/>
    </style:style>
    <style:style style:name="P7" style:family="paragraph" style:parent-style-name="Standard" style:list-style-name="L4">
      <style:paragraph-properties fo:text-align="justify" style:justify-single-word="false"/>
      <style:text-properties fo:language="sl" fo:country="SI" officeooo:rsid="0010ce67" officeooo:paragraph-rsid="0011c395"/>
    </style:style>
    <style:style style:name="P8" style:family="paragraph" style:parent-style-name="Standard" style:list-style-name="L4">
      <style:paragraph-properties fo:text-align="justify" style:justify-single-word="false"/>
      <style:text-properties fo:language="sl" fo:country="SI" officeooo:rsid="0010ce67" officeooo:paragraph-rsid="0010ce67"/>
    </style:style>
    <style:style style:name="P9" style:family="paragraph" style:parent-style-name="Standard" style:list-style-name="L4">
      <style:paragraph-properties fo:text-align="justify" style:justify-single-word="false"/>
      <style:text-properties fo:language="sl" fo:country="SI" officeooo:rsid="0010ce67" officeooo:paragraph-rsid="001349dd"/>
    </style:style>
    <style:style style:name="T1" style:family="text">
      <style:text-properties officeooo:rsid="0010ce67"/>
    </style:style>
    <style:style style:name="T2" style:family="text">
      <style:text-properties fo:language="sl" fo:country="SI" officeooo:rsid="0010ce67"/>
    </style:style>
    <style:style style:name="T3" style:family="text">
      <style:text-properties fo:language="sl" fo:country="SI" officeooo:rsid="000f44cb"/>
    </style:style>
    <style:style style:name="T4" style:family="text">
      <style:text-properties officeooo:rsid="0011c3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5114551" text:style-name="L4">
        <text:list-header>
          <text:p text:style-name="P2">Osnove podatkovnih baz 2018/2019</text:p>
          <text:p text:style-name="P2"/>
          <text:p text:style-name="P2">3. domača naloga</text:p>
          <text:p text:style-name="P3"/>
        </text:list-header>
        <text:list-item>
          <text:p text:style-name="P1"><text:span text:style-name="T2">SELECT</text:span><text:span text:style-name="T3"> *</text:span></text:p>
          <text:p text:style-name="P4"><text:span text:style-name="T1">FROM</text:span> <text:span text:style-name="T1">world.country</text:span></text:p>
          <text:p text:style-name="P5"><text:span text:style-name="T1">WHERE name = </text:span>'Slovenia'</text:p>
          <text:p text:style-name="P6"/>
        </text:list-item>
        <text:list-item>
          <text:p text:style-name="P1"><text:span text:style-name="T2">SELECT name, surfacearea, population</text:span></text:p>
          <text:p text:style-name="P7">FROM world.country</text:p>
          <text:p text:style-name="P7">WHERE region = 'South America' or region = 'Carabbien'</text:p>
          <text:p text:style-name="P8"/>
        </text:list-item>
        <text:list-item>
          <text:p text:style-name="P7">SELECT count(c.countrycode), a.name AS name</text:p>
          <text:p text:style-name="P7">FROM world.city AS c, world.country AS a</text:p>
          <text:p text:style-name="P9">WHERE a.region = 'Caribbean' AND c.countrycode = a.code</text:p>
          <text:p text:style-name="P8"><text:span text:style-name="T4">GROUP</text:span> by a.name</text:p>
          <text:p text:style-name="P7">ORDER by name</text:p>
          <text:p text:style-name="P8"/>
        </text:list-item>
        <text:list-item>
          <text:p text:style-name="P7">SELECT id, city.name, countrycode, city.population</text:p>
          <text:p text:style-name="P7">FROM world.city</text:p>
          <text:p text:style-name="P8"><text:span text:style-name="T4">JOIN</text:span> world.country on city.countrycode = country.code</text:p>
          <text:p text:style-name="P7">WHERE country.region = 'Caribbean'</text:p>
          <text:p text:style-name="P7">ORDER by population <text:s/>DESC</text:p>
          <text:p text:style-name="P8"><text:span text:style-name="T4">LIMIT</text:span> 10</text:p>
          <text:p text:style-name="P8"/>
        </text:list-item>
        <text:list-item>
          <text:p text:style-name="P7">SELECT countrycode, percentage</text:p>
          <text:p text:style-name="P7">FROM world.countrylanguage</text:p>
          <text:p text:style-name="P9">WHERE percentage &gt;= 10 AND language = 'French'</text:p>
          <text:p text:style-name="P7">ORDER by percentage <text:s/>DESC</text:p>
          <text:p text:style-name="P8"/>
        </text:list-item>
        <text:list-item>
          <text:p text:style-name="P7">SELECT country.name, percentage</text:p>
          <text:p text:style-name="P7">FROM world.countrylanguage</text:p>
          <text:p text:style-name="P7"><text:span text:style-name="T4">JOIN</text:span> world.country on countrylanguage.countrycode = country.code</text:p>
          <text:p text:style-name="P9">WHERE percentage &gt;= 10 AND language = 'French'</text:p>
          <text:p text:style-name="P7">ORDER by percentage <text:s/>DESC</text:p>
          <text:p text:style-name="P8"/>
        </text:list-item>
        <text:list-item>
          <text:p text:style-name="P7">SELECT country.name, city.name, (city.population*100/country.population) AS percentage</text:p>
          <text:p text:style-name="P7">FROM world.city, world.country</text:p>
          <text:p text:style-name="P7">WHERE country.code=city.countrycode AND (city.population*100/country.population) &gt;=40</text:p>
          <text:p text:style-name="P7">ORDER by percentage DESC </text:p>
          <text:p text:style-name="P8"/>
        </text:list-item>
        <text:list-item>
          <text:p text:style-name="P9">SELECT sum(population), continent</text:p>
          <text:p text:style-name="P9">FROM world.country AS c</text:p>
          <text:p text:style-name="P9"><text:span text:style-name="T4">JOIN</text:span> world.countrylanguage AS cl on c.code = cl.countrycode</text:p>
          <text:p text:style-name="P9">WHERE cl.language = 'English'</text:p>
          <text:p text:style-name="P9"><text:span text:style-name="T4">GROUP</text:span> by continent</text:p>
          <text:p text:style-name="P9">ORDER by continent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>
      <style:text-properties style:text-underline-style="solid" style:text-underline-width="auto" style:text-underline-color="font-color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6:29:56.434000000</meta:creation-date>
    <dc:date>2019-01-04T17:30:56.557000000</dc:date>
    <meta:editing-duration>PT10M8S</meta:editing-duration>
    <meta:editing-cycles>4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38" meta:word-count="170" meta:character-count="1298" meta:non-whitespace-character-count="1169"/>
  </office:meta>
</office:document-meta>
</file>